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3">
      <style:paragraph-properties fo:margin-top="0.222in" fo:margin-bottom="0.0555in" loext:contextual-spacing="false"/>
      <style:text-properties officeooo:paragraph-rsid="000db616"/>
    </style:style>
    <style:style style:name="P2" style:family="paragraph" style:parent-style-name="Heading_20_3">
      <style:paragraph-properties fo:margin-top="0.222in" fo:margin-bottom="0.0555in" loext:contextual-spacing="false" fo:break-before="page"/>
      <style:text-properties officeooo:paragraph-rsid="000db616"/>
    </style:style>
    <style:style style:name="P3" style:family="paragraph" style:parent-style-name="Heading_20_2">
      <style:paragraph-properties fo:margin-top="0.25in" fo:margin-bottom="0.0835in" loext:contextual-spacing="false"/>
      <style:text-properties officeooo:paragraph-rsid="000db616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officeooo:paragraph-rsid="000db616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color="#6d9eeb" style:font-name="Courier New" officeooo:paragraph-rsid="000db616" style:font-name-asian="Courier New1" style:font-name-complex="Courier New1"/>
    </style:style>
    <style:style style:name="P6" style:family="paragraph" style:parent-style-name="Standard">
      <style:paragraph-properties fo:margin-top="0in" fo:margin-bottom="0in" loext:contextual-spacing="false"/>
      <style:text-properties fo:font-style="italic" officeooo:paragraph-rsid="000db616" style:font-style-asian="italic"/>
    </style:style>
    <style:style style:name="P7" style:family="paragraph" style:parent-style-name="Standard">
      <style:paragraph-properties fo:margin-top="0in" fo:margin-bottom="0in" loext:contextual-spacing="false"/>
      <style:text-properties style:font-name="Courier New" fo:font-weight="bold" officeooo:paragraph-rsid="000db616" style:font-name-asian="Courier New1" style:font-weight-asian="bold" style:font-name-complex="Courier New1"/>
    </style:style>
    <style:style style:name="P8" style:family="paragraph" style:parent-style-name="Standard">
      <style:paragraph-properties fo:margin-top="0in" fo:margin-bottom="0in" loext:contextual-spacing="false"/>
      <style:text-properties style:font-name="Courier New" officeooo:paragraph-rsid="000db616" style:font-name-asian="Courier New1" style:font-name-complex="Courier New1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0db616"/>
    </style:style>
    <style:style style:name="P10" style:family="paragraph" style:parent-style-name="Standard">
      <style:paragraph-properties fo:margin-top="0in" fo:margin-bottom="0in" loext:contextual-spacing="false" fo:break-before="page"/>
      <style:text-properties style:font-name="Courier New" fo:font-weight="bold" officeooo:paragraph-rsid="000db616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 New" officeooo:paragraph-rsid="000db616" style:font-name-asian="Courier New1" style:font-name-complex="Courier New1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color="#434343" style:font-name="Courier New" fo:font-weight="bold" officeooo:paragraph-rsid="000db616" style:font-name-asian="Courier New1" style:font-weight-asian="bold" style:font-name-complex="Courier New1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fo:font-weight="bold" officeooo:paragraph-rsid="000db616" style:font-weight-asian="bold"/>
    </style:style>
    <style:style style:name="P1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officeooo:paragraph-rsid="000db616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tyle="italic" officeooo:paragraph-rsid="000db616" style:font-style-asian="italic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4" style:family="text">
      <style:text-properties style:font-name="Courier New" fo:font-style="italic" style:font-name-asian="Courier New1" style:font-style-asian="italic" style:font-name-complex="Courier New1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color="#434343" fo:font-size="14pt" style:font-size-asian="14pt" style:font-size-complex="14pt"/>
    </style:style>
    <style:style style:name="T8" style:family="text">
      <style:text-properties fo:color="#434343" style:font-name="Courier New" fo:font-weight="bold" style:font-name-asian="Courier New1" style:font-weight-asian="bold" style:font-name-complex="Courier New1"/>
    </style:style>
    <style:style style:name="T9" style:family="text">
      <style:text-properties fo:color="#434343" style:font-name="Courier New" style:font-name-asian="Courier New1" style:font-name-complex="Courier New1"/>
    </style:style>
    <style:style style:name="T10" style:family="text">
      <style:text-properties fo:color="#434343" style:font-name="Courier New" fo:font-style="italic" style:font-name-asian="Courier New1" style:font-style-asian="italic" style:font-name-complex="Courier New1"/>
    </style:style>
    <style:style style:name="T1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3"><text:bookmark text:name="_7sj59u8pvc6f"/>Ůvod do Syntaxe a Sémantiky</text:p>
      <text:p text:style-name="P1"><text:bookmark text:name="_29sovnij9m49"/>Variables Declaration</text:p>
      <text:p text:style-name="P5"><text:s text:c="3"/>┌ Variable::create(&amp;scaner)</text:p>
      <text:p text:style-name="P5"><text:s text:c="3"/>│ <text:s text:c="7"/>┌ Variable::createDateType(&amp;scaner, 0)</text:p>
      <text:p text:style-name="P5"><text:s/>┌─┴─┐ <text:s text:c="3"/>┌─┴─┐</text:p>
      <text:p text:style-name="P9"><text:span text:style-name="T1">Dim </text:span><text:span text:style-name="T2">&lt;</text:span><text:span text:style-name="T3">ID</text:span><text:span text:style-name="T2">&gt; </text:span><text:span text:style-name="T1">As</text:span><text:span text:style-name="T2"> &lt;</text:span><text:span text:style-name="T4">DT</text:span><text:span text:style-name="T2">&gt;</text:span></text:p>
      <text:p text:style-name="P1"><text:bookmark text:name="_lxvcgsxke3mu"/>Variables Definition</text:p>
      <text:p text:style-name="P6"/>
      <text:p text:style-name="P5"><text:s text:c="12"/>┌ Variable::createDateType(&amp;scaner, 0)</text:p>
      <text:p text:style-name="P5"><text:s text:c="10"/>┌─┴─┐ <text:s text:c="3"/><text:tab/> </text:p>
      <text:p text:style-name="P5"><text:s text:c="10"/>│ <text:s text:c="2"/>│ <text:s text:c="7"/>┌─ Variable::setValue(&amp;scaner)</text:p>
      <text:p text:style-name="P9"><text:span text:style-name="T1">Dim </text:span><text:span text:style-name="T2">&lt;</text:span><text:span text:style-name="T3">ID</text:span><text:span text:style-name="T2">&gt; </text:span><text:span text:style-name="T1">As</text:span><text:span text:style-name="T2"> &lt;</text:span><text:span text:style-name="T4">DT</text:span><text:span text:style-name="T2">&gt; [ </text:span><text:span text:style-name="T1">= </text:span><text:span text:style-name="T2">&lt;</text:span><text:span text:style-name="T4">VALUE</text:span><text:span text:style-name="T2">&gt; ]</text:span></text:p>
      <text:p text:style-name="P1"><text:bookmark text:name="_bzepde2ylri"/>Function Declaration</text:p>
      <text:p text:style-name="P5"><text:s text:c="27"/>┌ Parameters::createDateType(&amp;scaner, 1)</text:p>
      <text:p text:style-name="P5"><text:s text:c="3"/>┌ Function::create <text:s text:c="3"/>┌─┴────────┬───────┐</text:p>
      <text:p text:style-name="P5"><text:s text:c="3"/>│ <text:s text:c="20"/>│ <text:s text:c="7"/>┌─┴─┐ <text:s text:c="4"/>│</text:p>
      <text:p text:style-name="P9"><text:span text:style-name="T1">Declare Function </text:span><text:span text:style-name="T2">&lt;ID&gt; </text:span><text:span text:style-name="T1">(</text:span><text:span text:style-name="T2">[</text:span><text:span text:style-name="T1">As </text:span><text:span text:style-name="T2">&lt;DT&gt;, [</text:span><text:span text:style-name="T1">As </text:span><text:span text:style-name="T2">&lt;DT&gt;, ...]]</text:span><text:span text:style-name="T1">) As </text:span><text:span text:style-name="T2">&lt;DT&gt;</text:span></text:p>
      <text:p text:style-name="P5"><text:s text:c="17"/>Function::setReturnDateType(&amp;scaner) ─┘</text:p>
      <text:p text:style-name="P5"/>
      <text:p text:style-name="P1"><text:bookmark text:name="_8agbcd2cukp1"/>Function Definition</text:p>
      <text:p text:style-name="P5"><text:s text:c="27"/>┌ ::createDateType(&amp;scaner, 1)</text:p>
      <text:p text:style-name="P5"><text:s text:c="3"/>┌ Function::set <text:s text:c="6"/>┌─┴────────┬───────┐</text:p>
      <text:p text:style-name="P5"><text:s text:c="3"/>│ <text:s text:c="20"/>│ <text:s text:c="7"/>┌─┴─┐ <text:s text:c="4"/>│</text:p>
      <text:p text:style-name="P9"><text:span text:style-name="T1">Function </text:span><text:span text:style-name="T2">&lt;ID&gt; </text:span><text:span text:style-name="T1">(</text:span><text:span text:style-name="T2">[</text:span><text:span text:style-name="T1">As </text:span><text:span text:style-name="T2">&lt;DT&gt;, [</text:span><text:span text:style-name="T1">As </text:span><text:span text:style-name="T2">&lt;DT&gt;, ...]]</text:span><text:span text:style-name="T1">) As </text:span><text:span text:style-name="T2">&lt;DT&gt; </text:span><text:span text:style-name="T1">EOL</text:span></text:p>
      <text:p text:style-name="P7"/>
      <text:p text:style-name="P7">&lt;sequence of commands&gt;</text:p>
      <text:p text:style-name="P7"/>
      <text:p text:style-name="P7">End Function</text:p>
      <text:p text:style-name="P1"><text:bookmark text:name="_7agruph8rrza"/></text:p>
      <text:p text:style-name="P1"><text:bookmark text:name="_7q9vji4tsy4"/></text:p>
      <text:p text:style-name="P2"><text:bookmark text:name="_qmtr9v6cxec6"/>Main Function</text:p>
      <text:p text:style-name="P5"><text:s text:c="2"/>┌ Function::createRun</text:p>
      <text:p text:style-name="P7">Scope</text:p>
      <text:p text:style-name="P11">&lt;sequence of commands&gt;</text:p>
      <text:p text:style-name="P7">End Scope</text:p>
      <text:p text:style-name="P7"/>
      <text:p text:style-name="P9"><text:span text:style-name="T5">Must not contain a </text:span><text:span text:style-name="T6">Return</text:span><text:span text:style-name="T5">!</text:span></text:p>
      <text:p text:style-name="P1"><text:bookmark text:name="_10bfyo1655wk"/>Assignment</text:p>
      <text:p text:style-name="P9"><text:span text:style-name="T2">&lt;ID&gt;</text:span><text:span text:style-name="T1"> =</text:span><text:span text:style-name="T2"> &lt;Value&gt;</text:span></text:p>
      <text:p text:style-name="P1"><text:bookmark text:name="_dscepfysh6r0"/>Input</text:p>
      <text:p text:style-name="P9"><text:span text:style-name="T1">Input </text:span><text:span text:style-name="T2">&lt;id&gt;</text:span></text:p>
      <text:p text:style-name="P1"><text:bookmark text:name="_v2xlqenegzj0"/>Print</text:p>
      <text:p text:style-name="P9"><text:span text:style-name="T1">Print </text:span><text:span text:style-name="T2">&lt;id&gt;;[&lt;id&gt;;[...;]]</text:span></text:p>
      <text:p text:style-name="P1"><text:bookmark text:name="_cd0y37km70ta"/>Conditional statement</text:p>
      <text:p text:style-name="P9"><text:span text:style-name="T1">If</text:span><text:span text:style-name="T2"> &lt;expression&gt; </text:span><text:span text:style-name="T1">Then EOL</text:span></text:p>
      <text:p text:style-name="P8"><text:tab/>&lt;sequence of commands&gt;</text:p>
      <text:p text:style-name="P7">Else EOL</text:p>
      <text:p text:style-name="P9"><text:span text:style-name="T2"><text:tab/>&lt;sequence of commands</text:span><text:span text:style-name="T1">&gt;</text:span></text:p>
      <text:p text:style-name="P7">End If</text:p>
      <text:p text:style-name="P1"><text:bookmark text:name="_eva752quznt3"/>While</text:p>
      <text:p text:style-name="P9"><text:span text:style-name="T1">Do While</text:span><text:span text:style-name="T2"> &lt;expression&gt; </text:span><text:span text:style-name="T1">EOL</text:span></text:p>
      <text:p text:style-name="P11">&lt;sequence of commands&gt;</text:p>
      <text:p text:style-name="P7">Loop</text:p>
      <text:p text:style-name="P1"><text:bookmark text:name="_si6w80d3x7t1"/>Call Function</text:p>
      <text:p text:style-name="P9"><text:span text:style-name="T2">&lt;ID&gt;</text:span><text:span text:style-name="T1"> = </text:span><text:span text:style-name="T2">&lt;functionName&gt;</text:span><text:span text:style-name="T1">(</text:span><text:span text:style-name="T2"> [&lt;id|value [,&lt;id|value ]] </text:span><text:span text:style-name="T1">)</text:span></text:p>
      <text:p text:style-name="P9"><text:span text:style-name="T1"><text:line-break/></text:span><text:span text:style-name="T7">String</text:span></text:p>
      <text:p text:style-name="P9"><text:span text:style-name="T8">!" </text:span><text:span text:style-name="T9">&lt;string&gt;</text:span><text:span text:style-name="T8"> "</text:span></text:p>
      <text:list xml:id="list2622314910" text:style-name="WWNum3">
        <text:list-item>
          <text:p text:style-name="P12">\" → ", \n → newLine, \t →Tabulator, \\ → \</text:p>
        </text:list-item>
        <text:list-item>
          <text:p text:style-name="P13"><text:span text:style-name="T8">\ddd → </text:span><text:span text:style-name="T10">^\[0-9]{3}$ → ASCII</text:span></text:p>
        </text:list-item>
      </text:list>
      <text:p text:style-name="P1"><text:bookmark text:name="_qzas17iium7f"/></text:p>
      <text:p text:style-name="P1"><text:bookmark text:name="_5033iq8kjkuy"/></text:p>
      <text:p text:style-name="P2"><text:bookmark text:name="_7j8h9e58x8lg"/>Comment</text:p>
      <text:p text:style-name="P7">Row comment</text:p>
      <text:list xml:id="list2992168191" text:style-name="WWNum1">
        <text:list-item>
          <text:p text:style-name="P14"><text:span text:style-name="T1">'</text:span><text:span text:style-name="T2">&lt;comment&gt; </text:span><text:span text:style-name="T4"><text:s text:c="4"/><text:tab/><text:tab/>ASCII hodnota 39 → </text:span><text:span text:style-name="T1">'</text:span></text:p>
        </text:list-item>
        <text:list-item>
          <text:p text:style-name="P14"><text:span text:style-name="T1">/' </text:span><text:span text:style-name="T2">&lt;comment&gt; </text:span><text:span text:style-name="T1">'/</text:span></text:p>
        </text:list-item>
      </text:list>
      <text:p text:style-name="P7"/>
      <text:p text:style-name="P7"/>
      <text:p text:style-name="P3"><text:bookmark text:name="_9lyc0mzarq4a"/>Scaner</text:p>
      <text:p text:style-name="P3"><text:bookmark text:name="_bhm6p1ophllt"/></text:p>
      <text:p text:style-name="P10"/>
      <text:p text:style-name="P7"/>
      <text:p text:style-name="P7">Na tomto se pracuje nebrát v potaz :D</text:p>
      <text:p text:style-name="P1"><text:bookmark text:name="_jp2dycji5c3n"/>Expression</text:p>
      <text:list xml:id="list2950876895" text:style-name="WWNum2">
        <text:list-item>
          <text:p text:style-name="P15">DataType (<text:span text:style-name="T11"> Double, Integer )</text:span></text:p>
        </text:list-item>
        <text:list-item>
          <text:p text:style-name="P15">Conversion</text:p>
          <text:list>
            <text:list-item>
              <text:p text:style-name="P16">Integer → <text:s/>Double</text:p>
            </text:list-item>
            <text:list-item>
              <text:p text:style-name="P17"><text:span text:style-name="T11">Double → <text:s/>Integer </text:span><text:span text:style-name="T5">( round to preference even number )</text:span></text:p>
            </text:list-item>
            <text:list-item>
              <text:p text:style-name="P17"><text:span text:style-name="T6">Integer</text:span><text:span text:style-name="T5"> | </text:span><text:span text:style-name="T6">Doble → String</text:span><text:span text:style-name="T5"> ⇒ Error(4)</text:span></text:p>
            </text:list-item>
            <text:list-item>
              <text:p text:style-name="P17"><text:span text:style-name="T6">String</text:span><text:span text:style-name="T5"> </text:span><text:span text:style-name="T6">→ Integer</text:span><text:span text:style-name="T5"> | </text:span><text:span text:style-name="T6">Doble</text:span><text:span text:style-name="T5"> ⇒ Error(4)</text:span></text:p>
            </text:list-item>
          </text:list>
        </text:list-item>
      </text:list>
      <text:p text:style-name="P18"/>
      <text:p text:style-name="P1"><text:bookmark text:name="_6qysj8ivoik4"/>Arithmetic, strings and relational operators</text:p>
      <text:p text:style-name="P4"/>
      <text:p text:style-name="P4">Function for parese &lt;param&gt;</text:p>
      <text:p text:style-name="P4"/>
      <text:p text:style-name="P4">// <text:s/>@function <text:tab/>__parseParam</text:p>
      <text:p text:style-name="P4">// <text:s/>@param<text:tab/>&amp;tag -&gt; přístup ke scanteru</text:p>
      <text:p text:style-name="P4">// <text:s/>@param<text:tab/>multiple == 0 </text:p>
      <text:p text:style-name="P4">__parseParam(&amp;tag, multiple = 0) {}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17:19.565239315</meta:creation-date>
    <dc:date>2017-12-03T15:17:41.063689378</dc:date>
    <meta:editing-duration>PT21S</meta:editing-duration>
    <meta:editing-cycles>1</meta:editing-cycles>
    <meta:document-statistic meta:table-count="0" meta:image-count="0" meta:object-count="0" meta:page-count="4" meta:paragraph-count="71" meta:word-count="261" meta:character-count="1862" meta:non-whitespace-character-count="1446"/>
    <meta:generator>LibreOffice/5.3.7.1$Linux_X86_64 LibreOffice_project/30$Build-1</meta:generator>
  </office:meta>
</office:document-meta>
</file>